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ParserSaveEncoding.setMimeEncoding(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ParserSaveEncoding.startGeneralEntity( String name , XMLResourceIdentifier identifier , String encoding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ParserSaveEncoding.getJavaEncoding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OMParserSaveEncoding.getMime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